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officeooo:rsid="00668542" style:font-size-asian="9pt" style:font-weight-asian="bold" style:text-scale="105%"/>
    </style:style>
    <style:style style:name="T9" style:family="text">
      <style:text-properties fo:color="#221e1f" loext:opacity="100%" fo:font-size="9pt" fo:language="es" fo:country="ES" fo:font-weight="bold" officeooo:rsid="00683d00" style:font-size-asian="9pt" style:font-weight-asian="bold" style:text-scale="105%"/>
    </style:style>
    <style:style style:name="T10" style:family="text">
      <style:text-properties fo:color="#221e1f" loext:opacity="100%" fo:font-size="9pt" fo:letter-spacing="-0.002cm" fo:language="es" fo:country="ES" style:font-size-asian="9pt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4" style:family="text">
      <style:text-properties fo:color="#221e1f" loext:opacity="100%" style:font-name="Arial2" fo:font-size="9pt" fo:language="es" fo:country="ES" fo:font-weight="bold" officeooo:rsid="00668542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font-name="Arial2" fo:font-size="9pt" fo:language="es" fo:country="ES" fo:font-weight="bold" officeooo:rsid="00683d00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7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1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2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3" style:family="text">
      <style:text-properties fo:color="#221e1f" loext:opacity="100%" fo:font-size="7pt" fo:language="es" fo:country="ES" style:font-size-asian="6.09999990463257pt" style:font-size-complex="7pt"/>
    </style:style>
    <style:style style:name="T34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5" style:family="text">
      <style:text-properties fo:font-size="7.5pt" fo:letter-spacing="-0.004cm" fo:font-style="italic" style:font-size-asian="7.5pt" style:font-style-asian="italic"/>
    </style:style>
    <style:style style:name="T36" style:family="text">
      <style:text-properties fo:font-size="7.5pt" fo:letter-spacing="-0.004cm" fo:font-style="italic" officeooo:rsid="004327e9" style:font-size-asian="7.5pt" style:font-style-asian="italic"/>
    </style:style>
    <style:style style:name="T37" style:family="text">
      <style:text-properties fo:font-size="7.5pt" fo:letter-spacing="-0.004cm" fo:font-style="italic" officeooo:rsid="004036b1" style:font-size-asian="7.5pt" style:font-style-asian="italic"/>
    </style:style>
    <style:style style:name="T38" style:family="text">
      <style:text-properties fo:font-size="7.5pt" fo:letter-spacing="-0.004cm" fo:font-style="italic" officeooo:rsid="001e4335" style:font-size-asian="7.5pt" style:font-style-asian="italic"/>
    </style:style>
    <style:style style:name="T39" style:family="text">
      <style:text-properties fo:font-size="7.5pt" fo:letter-spacing="-0.004cm" fo:font-style="italic" officeooo:rsid="00444da6" style:font-size-asian="7.5pt" style:font-style-asian="italic"/>
    </style:style>
    <style:style style:name="T40" style:family="text">
      <style:text-properties fo:font-size="7.5pt" fo:letter-spacing="-0.004cm" style:font-size-asian="7.5pt"/>
    </style:style>
    <style:style style:name="T41" style:family="text">
      <style:text-properties fo:font-size="7.5pt" style:font-size-asian="7.5pt"/>
    </style:style>
    <style:style style:name="T42" style:family="text">
      <style:text-properties fo:font-size="7.5pt" fo:font-style="normal" style:font-size-asian="7.5pt" style:font-style-asian="normal" style:font-style-complex="normal"/>
    </style:style>
    <style:style style:name="T43" style:family="text">
      <style:text-properties fo:font-size="7.5pt" fo:font-style="normal" officeooo:rsid="001c27d9" style:font-size-asian="7.5pt" style:font-style-asian="normal" style:font-style-complex="normal"/>
    </style:style>
    <style:style style:name="T44" style:family="text">
      <style:text-properties fo:font-size="7.5pt" fo:language="es" fo:country="ES" fo:font-style="normal" style:font-size-asian="7.5pt" style:font-style-asian="normal" style:font-style-complex="normal"/>
    </style:style>
    <style:style style:name="T45" style:family="text">
      <style:text-properties style:text-position="sub 58%"/>
    </style:style>
    <style:style style:name="T46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7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8" style:family="text">
      <style:text-properties style:text-position="sub 58%" officeooo:rsid="001f40b3"/>
    </style:style>
    <style:style style:name="T49" style:family="text">
      <style:text-properties style:text-position="sub 58%" officeooo:rsid="002df1fe"/>
    </style:style>
    <style:style style:name="T50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51" style:family="text">
      <style:text-properties fo:font-size="6pt" style:font-size-asian="6pt"/>
    </style:style>
    <style:style style:name="T52" style:family="text">
      <style:text-properties fo:font-size="6pt" officeooo:rsid="00531b7f" style:font-size-asian="6pt"/>
    </style:style>
    <style:style style:name="T53" style:family="text">
      <style:text-properties fo:font-size="6pt" fo:letter-spacing="-0.012cm" style:font-size-asian="6pt"/>
    </style:style>
    <style:style style:name="T54" style:family="text">
      <style:text-properties fo:font-size="6pt" fo:letter-spacing="-0.007cm" fo:font-style="italic" style:font-size-asian="6pt" style:font-style-asian="italic"/>
    </style:style>
    <style:style style:name="T55" style:family="text">
      <style:text-properties fo:font-size="6pt" fo:letter-spacing="-0.009cm" style:font-size-asian="6pt"/>
    </style:style>
    <style:style style:name="T56" style:family="text">
      <style:text-properties fo:font-size="6pt" fo:letter-spacing="-0.009cm" fo:font-style="italic" style:font-size-asian="6pt" style:font-style-asian="italic"/>
    </style:style>
    <style:style style:name="T57" style:family="text">
      <style:text-properties fo:font-size="6pt" fo:font-style="italic" style:font-size-asian="6pt" style:font-style-asian="italic"/>
    </style:style>
    <style:style style:name="T58" style:family="text">
      <style:text-properties fo:font-size="6pt" fo:font-style="italic" officeooo:rsid="005ceb29" style:font-size-asian="6pt" style:font-style-asian="italic"/>
    </style:style>
    <style:style style:name="T59" style:family="text">
      <style:text-properties fo:font-size="6pt" fo:letter-spacing="-0.004cm" fo:font-style="italic" style:font-size-asian="6pt" style:font-style-asian="italic"/>
    </style:style>
    <style:style style:name="T60" style:family="text">
      <style:text-properties fo:font-size="6pt" fo:letter-spacing="-0.004cm" fo:font-style="italic" officeooo:rsid="005ceb29" style:font-size-asian="6pt" style:font-style-asian="italic"/>
    </style:style>
    <style:style style:name="T61" style:family="text">
      <style:text-properties fo:letter-spacing="0.055cm"/>
    </style:style>
    <style:style style:name="T62" style:family="text">
      <style:text-properties officeooo:rsid="002df1fe"/>
    </style:style>
    <style:style style:name="T63" style:family="text">
      <style:text-properties officeooo:rsid="002fb10f" style:font-name-asian="Arial2" style:font-name-complex="Arial2"/>
    </style:style>
    <style:style style:name="T64" style:family="text">
      <style:text-properties officeooo:rsid="005b1ee0" style:font-name-asian="Arial2" style:font-name-complex="Arial2"/>
    </style:style>
    <style:style style:name="T65" style:family="text">
      <style:text-properties officeooo:rsid="004c4f2e"/>
    </style:style>
    <style:style style:name="T66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7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8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 de la Documentació Jurídica i Empresarial"/>
            <form:item form:label="0648 - Recursos Humans i Responsabilitat Social Corporativa"/>
            <form:item form:label="0649 - Ofimàtica i Procés de la Informació"/>
            <form:item form:label="0650 - Procés Integral de l'Activitat Comercial"/>
            <form:item form:label="0651 - Comunicació i Atenció al Client"/>
            <form:item form:label="1709 - Itinerari Personal per a l'Ocupabilitat I"/>
            <form:item form:label="0179 - Anglés Professional GS"/>
            <form:item form:label="0661 - Protocol Empresarial"/>
            <form:item form:label="0662 - Organizatzació d'Esdeveniments Empresarials"/>
            <form:item form:label="0663 - Gestió Avançada de la Informació"/>
            <form:item form:label="0180 - Segona Llengua Estrangera"/>
            <form:item form:label="CV0004 - Anglés Tècnic II"/>
            <form:item form:label="CV0003 - Anglés Tècnic I (a extingir)"/>
            <form:item form:label="0665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5">F</text:span>ormació <text:span text:style-name="T65">P</text:span>rofessional</text:p>
      <text:p text:style-name="P3"><text:span text:style-name="Fuente_20_de_20_párrafo_20_predeter."><text:span text:style-name="T34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7">(1)</text:span></text:span><text:span text:style-name="Fuente_20_de_20_párrafo_20_predeter."><text:span text:style-name="T30">:</text:span></text:span><text:span text:style-name="Fuente_20_de_20_párrafo_20_predeter."><text:span text:style-name="T16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6">(2)</text:span></text:span><text:span text:style-name="Fuente_20_de_20_párrafo_20_predeter."><text:span text:style-name="T30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10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9">ASSIST</text:span></text:span><text:span text:style-name="Fuente_20_de_20_párrafo_20_predeter."><text:span text:style-name="T15">ÈNCIA A LA DIRECCIÓ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41"><draw:control text:anchor-type="as-char" draw:z-index="9" draw:name="Control 39" draw:style-name="gr3" draw:text-style-name="P51" svg:width="0.249cm" svg:height="0.251cm" draw:control="control8"/></text:span><text:span text:style-name="T41"><text:s text:c="3"/></text:span><text:span text:style-name="T43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42">.</text:span></text:p>
      <text:p text:style-name="P28"><text:span text:style-name="T41"><draw:control text:anchor-type="as-char" draw:z-index="10" draw:name="Control 41" draw:style-name="gr3" draw:text-style-name="P51" svg:width="0.249cm" svg:height="0.251cm" draw:control="control9"/></text:span><text:span text:style-name="T41"><text:s text:c="3"/></text:span><text:span text:style-name="T40">Tindre superats mòduls professionals de diversos títols Formació Professional Bàsica.</text:span></text:p>
      <text:p text:style-name="P29"><text:span text:style-name="T40"><draw:control text:anchor-type="as-char" draw:z-index="51" draw:name="Control 37" draw:style-name="gr3" draw:text-style-name="P51" svg:width="0.249cm" svg:height="0.251cm" draw:control="control52"/></text:span><text:span text:style-name="T40"><text:s text:c="3"/>Tindre superats estudis que acrediten competències professionals.</text:span></text:p>
      <text:p text:style-name="P48"><text:span text:style-name="T44"><draw:control text:anchor-type="as-char" draw:z-index="11" draw:name="Control 43" draw:style-name="gr3" draw:text-style-name="P51" svg:width="0.249cm" svg:height="0.251cm" draw:control="control10"/></text:span><text:span text:style-name="T44"><text:s text:c="3"/>Tindre superats altres estudis reglats (indique's quins): <text:s text:c="14"/></text:span><text:span text:style-name="Fuente_20_de_20_párrafo_20_predeter."><text:span text:style-name="T11"><text:s/></text:span></text:span><text:span text:style-name="T11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5"><text:s text:c="15"/></text:span><text:span text:style-name="T37">M</text:span><text:span text:style-name="T66">ò</text:span><text:span text:style-name="T37">dul</text:span><text:span text:style-name="T35"> <text:s text:c="26"/></text:span><text:span text:style-name="T38">AA </text:span><text:span text:style-name="T39">o</text:span><text:span text:style-name="T37"> </text:span><text:span text:style-name="T38">CO</text:span><text:span text:style-name="T46">(</text:span><text:span text:style-name="T47">3</text:span><text:span text:style-name="T46">)</text:span><text:span text:style-name="T38"> <text:s text:c="11"/></text:span><text:span text:style-name="T36"><text:s text:c="9"/></text:span><text:span text:style-name="T37">M</text:span><text:span text:style-name="T66">ò</text:span><text:span text:style-name="T37">dul</text:span><text:span text:style-name="T38"> <text:s text:c="19"/>AA </text:span><text:span text:style-name="T39">o</text:span><text:span text:style-name="T38"> CO</text:span><text:span text:style-name="T46">(</text:span><text:span text:style-name="T47">3</text:span><text:span text:style-name="T46">)</text:span><text:span text:style-name="T38"> <text:s text:c="18"/></text:span><text:span text:style-name="T37">M</text:span><text:span text:style-name="T66">ò</text:span><text:span text:style-name="T37">dul</text:span><text:span text:style-name="T38"> <text:s text:c="20"/>AA </text:span><text:span text:style-name="T39">o</text:span><text:span text:style-name="T38"> CO</text:span><text:span text:style-name="T46">(</text:span><text:span text:style-name="T47">3</text:span><text:span text:style-name="T46">)</text:span><text:span text:style-name="T38"> <text:s text:c="13"/></text:span><text:span text:style-name="T36"><text:s text:c="4"/></text:span><text:span text:style-name="T37">M</text:span><text:span text:style-name="T66">ò</text:span><text:span text:style-name="T37">dul <text:s text:c="16"/></text:span><text:span text:style-name="T38"><text:s text:c="6"/>AA </text:span><text:span text:style-name="T39">o </text:span><text:span text:style-name="T38">CO</text:span><text:span text:style-name="T46">(</text:span><text:span text:style-name="T47">3</text:span><text:span text:style-name="T46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3"/></text:span></text:p>
      <text:p text:style-name="P37">A este efecte presenta la següent documentació:</text:p>
      <text:p text:style-name="P32"><text:span text:style-name="T61"><draw:control text:anchor-type="as-char" draw:z-index="31" draw:name="Control 35" draw:style-name="gr3" draw:text-style-name="P51" svg:width="0.249cm" svg:height="0.251cm" draw:control="control30"/></text:span><text:span text:style-name="T61"><text:s/></text:span>F<text:span text:style-name="T64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3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5">(</text:span><text:span text:style-name="T48">4</text:span><text:span text:style-name="T45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8">Altres</text:span><text:span text:style-name="T49">(5)</text:span><text:span text:style-name="T62">: </text:span><text:span text:style-name="T62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31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1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32">.</text:span></text:span><text:span text:style-name="Fuente_20_de_20_párrafo_20_predeter."><text:span text:style-name="T18">(</text:span></text:span><text:span text:style-name="Fuente_20_de_20_párrafo_20_predeter."><text:span text:style-name="T19">6</text:span></text:span><text:span text:style-name="Fuente_20_de_20_párrafo_20_predeter."><text:span text:style-name="T18">):</text:span></text:span></text:p>
      <text:p text:style-name="P20"><text:span text:style-name="Fuente_20_de_20_párrafo_20_predeter."><text:span text:style-name="T20"/></text:span></text:p>
      <text:p text:style-name="P20"><text:span text:style-name="Fuente_20_de_20_párrafo_20_predeter."><text:span text:style-name="T18"><text:s/></text:span></text:span><text:span text:style-name="Fuente_20_de_20_párrafo_20_predeter."><text:span text:style-name="T32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52">(1) </text:span><text:span text:style-name="T51">NIA:</text:span><text:span text:style-name="T53"> </text:span><text:span text:style-name="T58">N</text:span><text:span text:style-name="T67">ú</text:span><text:span text:style-name="T57">mero</text:span><text:span text:style-name="T54"> </text:span><text:span text:style-name="T57">d’identificació</text:span><text:span text:style-name="T56"> </text:span><text:span text:style-name="T57">del</text:span><text:span text:style-name="T56"> </text:span><text:span text:style-name="T59">alumn</text:span><text:span text:style-name="T60">e</text:span><text:span text:style-name="T59">/a</text:span></text:p>
      <text:p text:style-name="P38"><text:span text:style-name="T52">(2) </text:span><text:span text:style-name="T51">DNI</text:span><text:span text:style-name="T55"> </text:span><text:span text:style-name="T51">/ NIE:</text:span><text:span text:style-name="T55"> </text:span><text:span text:style-name="T57">Document</text:span><text:span text:style-name="T54"> </text:span><text:span text:style-name="T57">nacional</text:span><text:span text:style-name="T56"> </text:span><text:span text:style-name="T57">de</text:span><text:span text:style-name="T56"> </text:span><text:span text:style-name="T57">identi</text:span><text:span text:style-name="T58">tat </text:span><text:span text:style-name="T57">–</text:span><text:span text:style-name="T54"> </text:span><text:span text:style-name="T59">Número d'identificació d'estrangers o document legalment establit.</text:span></text:p>
      <text:p text:style-name="P39"><text:span text:style-name="T50">(3) </text:span><text:span text:style-name="Fuente_20_de_20_párrafo_20_predeter."><text:span text:style-name="T23">CO:</text:span></text:span><text:span text:style-name="Fuente_20_de_20_párrafo_20_predeter."><text:span text:style-name="T21"> Convalidació / </text:span></text:span><text:span text:style-name="Fuente_20_de_20_párrafo_20_predeter."><text:span text:style-name="T23">AA:</text:span></text:span><text:span text:style-name="Fuente_20_de_20_párrafo_20_predeter."><text:span text:style-name="T21"> Aprovat amb anterioritat</text:span></text:span><text:span text:style-name="Fuente_20_de_20_párrafo_20_predeter."><text:span text:style-name="T25">.</text:span></text:span></text:p>
      <text:p text:style-name="P40"><text:span text:style-name="Fuente_20_de_20_párrafo_20_predeter."><text:span text:style-name="T26">(</text:span></text:span><text:span text:style-name="Fuente_20_de_20_párrafo_20_predeter."><text:span text:style-name="T23">4) O fotocòpia de l'antic </text:span></text:span><text:span text:style-name="Fuente_20_de_20_párrafo_20_predeter."><text:span text:style-name="T22">Llibre de Qualificacions de Formació Professional</text:span></text:span><text:span text:style-name="Fuente_20_de_20_párrafo_20_predeter."><text:span text:style-name="T23">.</text:span></text:span></text:p>
      <text:p text:style-name="P41"><text:span text:style-name="Fuente_20_de_20_párrafo_20_predeter."><text:span text:style-name="T26">(</text:span></text:span><text:span text:style-name="Fuente_20_de_20_párrafo_20_predeter."><text:span text:style-name="T27">5</text:span></text:span><text:span text:style-name="Fuente_20_de_20_párrafo_20_predeter."><text:span text:style-name="T23">) Indique qualsevol altra documentació aportada.</text:span></text:span></text:p>
      <text:p text:style-name="P22"><text:span text:style-name="Fuente_20_de_20_párrafo_20_predeter."><text:span text:style-name="T24">(</text:span></text:span><text:span text:style-name="Fuente_20_de_20_párrafo_20_predeter."><text:span text:style-name="T27">6</text:span></text:span><text:span text:style-name="Fuente_20_de_20_párrafo_20_predeter."><text:span text:style-name="T24">) Només estudis realitzats </text:span></text:span><text:span text:style-name="Fuente_20_de_20_párrafo_20_predeter."><text:span text:style-name="T29">a</text:span></text:span><text:span text:style-name="Fuente_20_de_20_párrafo_20_predeter."><text:span text:style-name="T24">l CEEDCV. Indicar cicle i any de finalització del mateix separats per barra. Si hi ha diversos sep</text:span></text:span><text:span text:style-name="Fuente_20_de_20_párrafo_20_predeter."><text:span text:style-name="T29">a</text:span></text:span><text:span text:style-name="Fuente_20_de_20_párrafo_20_predeter."><text:span text:style-name="T24">rar-los amb coma (per exemple: DAW/22, GIAT/24).</text:span></text:span></text:p>
      <text:p text:style-name="P23"><text:span text:style-name="Fuente_20_de_20_párrafo_20_predeter."><text:span text:style-name="T24"/></text:span></text:p>
      <text:p text:style-name="P23"><text:span text:style-name="Fuente_20_de_20_párrafo_20_predeter."><text:span text:style-name="T24"/></text:span></text:p>
      <text:p text:style-name="P24"><text:span text:style-name="Fuente_20_de_20_párrafo_20_predeter."><text:span text:style-name="T24"><text:tab/></text:span></text:span><text:span text:style-name="Fuente_20_de_20_párrafo_20_predeter."><text:span text:style-name="T24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4">, </text:span></text:span><text:span text:style-name="Fuente_20_de_20_párrafo_20_predeter."><text:span text:style-name="T24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4"><text:s/></text:span></text:span><text:span text:style-name="Fuente_20_de_20_párrafo_20_predeter."><text:span text:style-name="T28">de </text:span></text:span><text:span text:style-name="Fuente_20_de_20_párrafo_20_predeter."><text:span text:style-name="T28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8"><text:s/>de </text:span></text:span><text:span text:style-name="Fuente_20_de_20_párrafo_20_predeter."><text:span text:style-name="T28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4"><text:span text:style-name="Fuente_20_de_20_párrafo_20_predeter."><text:span text:style-name="T28"/></text:span></text:p>
      <text:p text:style-name="P25"><text:span text:style-name="Fuente_20_de_20_párrafo_20_predeter."><text:span text:style-name="T28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61</meta:editing-cycles>
    <meta:editing-duration>P5DT2H24M31S</meta:editing-duration>
    <dc:date>2024-07-26T12:55:42.858280651</dc:date>
    <meta:document-statistic meta:table-count="0" meta:image-count="0" meta:object-count="0" meta:page-count="1" meta:paragraph-count="45" meta:word-count="328" meta:character-count="2709" meta:non-whitespace-character-count="206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